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WALTER YOPLA CASTREJ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670947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OPLA CASTREJON, WAL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67094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OMPA CHOLAN, MARGARIT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27922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13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